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7652" officeooo:paragraph-rsid="00157652"/>
    </style:style>
    <style:style style:name="P2" style:family="paragraph" style:parent-style-name="Standard">
      <style:text-properties officeooo:rsid="00178f3e" officeooo:paragraph-rsid="00178f3e"/>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57652" officeooo:paragraph-rsid="00157652"/>
    </style:style>
    <style:style style:name="P4" style:family="paragraph" style:parent-style-name="Standard">
      <style:text-properties style:text-underline-style="solid" style:text-underline-width="auto" style:text-underline-color="font-color" officeooo:rsid="00356eaf" officeooo:paragraph-rsid="00356eaf"/>
    </style:style>
    <style:style style:name="P5" style:family="paragraph" style:parent-style-name="Standard">
      <style:text-properties style:text-underline-style="solid" style:text-underline-width="auto" style:text-underline-color="font-color" fo:font-weight="bold" officeooo:rsid="00545b4a" officeooo:paragraph-rsid="00545ce2" style:font-weight-asian="bold" style:font-weight-complex="bold"/>
    </style:style>
    <style:style style:name="P6" style:family="paragraph" style:parent-style-name="Standard">
      <style:text-properties officeooo:rsid="00236a4d" officeooo:paragraph-rsid="00236a4d"/>
    </style:style>
    <style:style style:name="P7" style:family="paragraph" style:parent-style-name="Standard">
      <style:text-properties officeooo:rsid="0030a608" officeooo:paragraph-rsid="0030a608"/>
    </style:style>
    <style:style style:name="P8" style:family="paragraph" style:parent-style-name="Standard">
      <style:text-properties fo:font-style="italic" officeooo:rsid="002ae49b" officeooo:paragraph-rsid="002ae49b" style:font-style-asian="italic" style:font-style-complex="italic"/>
    </style:style>
    <style:style style:name="P9" style:family="paragraph" style:parent-style-name="Standard">
      <style:text-properties fo:font-style="italic" officeooo:rsid="00236a4d" officeooo:paragraph-rsid="00236a4d" style:font-style-asian="italic" style:font-style-complex="italic"/>
    </style:style>
    <style:style style:name="P10" style:family="paragraph" style:parent-style-name="Standard">
      <style:text-properties officeooo:rsid="00356eaf" officeooo:paragraph-rsid="00356eaf"/>
    </style:style>
    <style:style style:name="P11" style:family="paragraph" style:parent-style-name="Standard">
      <style:text-properties officeooo:rsid="0047ebd1" officeooo:paragraph-rsid="00504e9c"/>
    </style:style>
    <style:style style:name="P12" style:family="paragraph" style:parent-style-name="Standard">
      <style:text-properties fo:font-weight="bold" officeooo:rsid="00178f3e" officeooo:paragraph-rsid="00178f3e" style:font-weight-asian="bold" style:font-weight-complex="bold"/>
    </style:style>
    <style:style style:name="P13" style:family="paragraph" style:parent-style-name="Standard">
      <style:text-properties fo:font-weight="bold" officeooo:rsid="00545b4a" officeooo:paragraph-rsid="00545ce2" style:font-weight-asian="bold" style:font-weight-complex="bold"/>
    </style:style>
    <style:style style:name="P14" style:family="paragraph" style:parent-style-name="Standard">
      <style:text-properties fo:font-weight="normal" officeooo:rsid="00545b4a" officeooo:paragraph-rsid="00545ce2" style:font-weight-asian="normal" style:font-weight-complex="normal"/>
    </style:style>
    <style:style style:name="P15" style:family="paragraph" style:parent-style-name="Standard">
      <style:text-properties officeooo:rsid="00cf4911" officeooo:paragraph-rsid="00cf4911"/>
    </style:style>
    <style:style style:name="P16" style:family="paragraph" style:parent-style-name="Standard">
      <style:text-properties officeooo:rsid="00cf4911" officeooo:paragraph-rsid="00dec799"/>
    </style:style>
    <style:style style:name="P17" style:family="paragraph" style:parent-style-name="Standard">
      <style:text-properties officeooo:rsid="00cf4911" officeooo:paragraph-rsid="00e3cd53"/>
    </style:style>
    <style:style style:name="P18" style:family="paragraph" style:parent-style-name="Standard">
      <style:text-properties officeooo:rsid="00cf4911" officeooo:paragraph-rsid="0108c9a4"/>
    </style:style>
    <style:style style:name="P19" style:family="paragraph" style:parent-style-name="Standard">
      <style:text-properties officeooo:rsid="00e0c5f3" officeooo:paragraph-rsid="00e3cd53"/>
    </style:style>
    <style:style style:name="P20" style:family="paragraph" style:parent-style-name="Horizontal_20_Line">
      <style:text-properties fo:color="#111111"/>
    </style:style>
    <style:style style:name="T1" style:family="text">
      <style:text-properties officeooo:rsid="00254d16"/>
    </style:style>
    <style:style style:name="T2" style:family="text">
      <style:text-properties officeooo:rsid="0030f4e1"/>
    </style:style>
    <style:style style:name="T3" style:family="text">
      <style:text-properties officeooo:rsid="003573ec"/>
    </style:style>
    <style:style style:name="T4" style:family="text">
      <style:text-properties officeooo:rsid="0048cce2"/>
    </style:style>
    <style:style style:name="T5" style:family="text">
      <style:text-properties fo:font-weight="normal" style:font-weight-asian="normal" style:font-weight-complex="normal"/>
    </style:style>
    <style:style style:name="T6" style:family="text">
      <style:text-properties fo:font-weight="normal" officeooo:rsid="00545ce2" style:font-weight-asian="normal" style:font-weight-complex="normal"/>
    </style:style>
    <style:style style:name="T7" style:family="text">
      <style:text-properties officeooo:rsid="0061199e"/>
    </style:style>
    <style:style style:name="T8" style:family="text">
      <style:text-properties fo:font-weight="bold" style:font-weight-asian="bold" style:font-weight-complex="bold"/>
    </style:style>
    <style:style style:name="T9" style:family="text">
      <style:text-properties fo:font-weight="bold" officeooo:rsid="00d7fb4f" style:font-weight-asian="bold" style:font-weight-complex="bold"/>
    </style:style>
    <style:style style:name="T10" style:family="text">
      <style:text-properties fo:font-weight="bold" officeooo:rsid="0116f141" style:font-weight-asian="bold" style:font-weight-complex="bold"/>
    </style:style>
    <style:style style:name="T11" style:family="text">
      <style:text-properties officeooo:rsid="00d7fb4f"/>
    </style:style>
    <style:style style:name="T12" style:family="text">
      <style:text-properties officeooo:rsid="00e76c37"/>
    </style:style>
    <style:style style:name="T13" style:family="text">
      <style:text-properties officeooo:rsid="00f885e0"/>
    </style:style>
    <style:style style:name="T14" style:family="text">
      <style:text-properties officeooo:rsid="00fcf248"/>
    </style:style>
    <style:style style:name="T15" style:family="text">
      <style:text-properties officeooo:rsid="01007b56"/>
    </style:style>
    <style:style style:name="T16" style:family="text">
      <style:text-properties officeooo:rsid="0104f749"/>
    </style:style>
    <style:style style:name="T17" style:family="text">
      <style:text-properties officeooo:rsid="01193721"/>
    </style:style>
    <style:style style:name="T18" style:family="text">
      <style:text-properties officeooo:rsid="011d4f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ggestion</text:p>
      <text:p text:style-name="P1"/>
      <text:p text:style-name="P12">Complain Letter</text:p>
      <text:p text:style-name="P14"/>
      <text:p text:style-name="P5"><text:span text:style-name="T5">Write a </text:span><text:span text:style-name="T6">formal letter to the Customer Support Manger regarding faulty mobile phone that you bought last week.</text:span></text:p>
      <text:p text:style-name="P13"><text:s/></text:p>
      <text:p text:style-name="P11">Dear Manager,</text:p>
      <text:p text:style-name="P11"/>
      <text:p text:style-name="P11">I am writing to complain about a mobile phone that I have purchased from your on-line store.</text:p>
      <text:p text:style-name="P11"/>
      <text:p text:style-name="P11">The phone worked as expected during the first two weeks and then suddenly malfunctioned. Firstly the camera stopped working and later the touchscreen became irresponsive. Also, the monitor is getting blurry which makes it difficult for me to see the SMS messages clearly. I was very surprised to discover such problems in quite an expensive model. The phone is now unusable. </text:p>
      <text:p text:style-name="P11"/>
      <text:p text:style-name="P11">I would highly appreciate if you could look into this matter, and discuss how to replace it with a brand new one. Otherwise, I will be well within my right to request for a complete refund.</text:p>
      <text:p text:style-name="P11"/>
      <text:p text:style-name="P11">Looking forward to your response and kind cooperation.</text:p>
      <text:p text:style-name="P11"/>
      <text:p text:style-name="P11">Best Regards</text:p>
      <text:p text:style-name="P11"><text:span text:style-name="T4">Mahmud</text:span> Hasan </text:p>
      <text:p text:style-name="P2"/>
      <text:p text:style-name="P20"/>
      <text:p text:style-name="P8">Dear Members,</text:p>
      <text:p text:style-name="P9">We are sorry to tell you that from next moth membership fees will go u<text:span text:style-name="T1">p by a 15%. Also, due to maintenance <text:s/>the club will close from 4pm on Wednesday for the next four weeks. Please feel free to email us.</text:span></text:p>
      <text:p text:style-name="P6"/>
      <text:p text:style-name="P7">Write an email to your friend <text:span text:style-name="T2">regarding your feeling about the notice and suggest possible alternatives.</text:span></text:p>
      <text:p text:style-name="P7"/>
      <text:p text:style-name="P7"/>
      <text:p text:style-name="P4">Also write an email to the <text:span text:style-name="T7">C</text:span>ustomer <text:span text:style-name="T7">S</text:span>ervice <text:span text:style-name="T7">T</text:span>eam <text:span text:style-name="T3">explaining your feelings and possible alternatives.</text:span></text:p>
      <text:p text:style-name="P10"/>
      <text:p text:style-name="P15">Dear Customer Service Manager,</text:p>
      <text:p text:style-name="P18">I am writing this letter to let you share my view regarding membership fees which has been <text:span text:style-name="T8">climb</text:span><text:span text:style-name="T10">ed</text:span><text:span text:style-name="T8"> up</text:span> by 15%. This is very true, the club expenditure is expanding over the time, and it is likely to <text:span text:style-name="T13">high time to </text:span>adjust according to market price index. However, In my opinion, we can make up our club maintenance cost in different ways. I am going to share my view in this regard. As you know, in our club most of them are students, who have no fixed income and largely depends on their parents. <text:span text:style-name="T15">Firstly, </text:span>It might be better idea to grow up new members in our club which might be a alternative way to cover up the additional cost rather than impose additional membership fees. <text:soft-page-break/><text:span text:style-name="T16">Secondly, </text:span>we might raise some funds from our <text:span text:style-name="T14">ex-</text:span>senior club members who are established, and we should regularly invite them in ou<text:span text:style-name="T17">r</text:span> club program. In addition, <text:span text:style-name="T11">we may </text:span><text:span text:style-name="T9">look for</text:span><text:span text:style-name="T11"> for sponsors in our club program to minimize our cost.</text:span></text:p>
      <text:p text:style-name="P16"/>
      <text:p text:style-name="P19">These are the some of my idea that I love to share with you, I think our club members have many nice idea that we can discus<text:span text:style-name="T18">s</text:span> our regular club meeting to find out a better solution.</text:p>
      <text:p text:style-name="P17"/>
      <text:p text:style-name="P17"><text:span text:style-name="T12">I am looking forward to hearing from you as your earliest convenience. <text:s text:c="2"/></text:span><text:s/></text:p>
      <text:p text:style-name="P15"/>
      <text:p text:style-name="P15"/>
      <text:p text:style-name="P15">Best Regards,</text:p>
      <text:p text:style-name="P15">Ahmad Sharif</text:p>
      <text:p text:style-name="P7"/>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eorgia"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Georgia"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 fo:font-family="Georgia" style:font-family-generic="roman" fo:font-size="18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Georgia" fo:font-family="Georgia"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Georgia" fo:font-family="Georgia"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family-generic="roman"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5:07:03.291334581</meta:creation-date>
    <dc:date>2019-03-12T04:14:02.658038801</dc:date>
    <meta:editing-duration>PT2H43M2S</meta:editing-duration>
    <meta:editing-cycles>142</meta:editing-cycles>
    <meta:generator>LibreOffice/5.1.6.2$Linux_X86_64 LibreOffice_project/10m0$Build-2</meta:generator>
    <meta:document-statistic meta:table-count="0" meta:image-count="0" meta:object-count="0" meta:page-count="2" meta:paragraph-count="21" meta:word-count="446" meta:character-count="2517" meta:non-whitespace-character-count="2083"/>
  </office:meta>
</office:document-meta>
</file>